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QUIPMENT PLA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QUIPMENT CODE</text:p>
          </table:table-cell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PLANT</text:p>
          </table:table-cell>
        </table:table-row>
        <table:table-row table:style-name="ro1">
          <table:table-cell table:style-name="Default" office:value-type="string" calcext:value-type="string">
            <text:p>8247979TEST</text:p>
          </table:table-cell>
          <table:table-cell table:number-columns-repeated="3" office:value-type="string" calcext:value-type="string">
            <text:p>KHOEROD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07:01:19.168955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erodin </meta:initial-creator>
    <meta:creation-date>2016-12-17T05:54:19.862300809</meta:creation-date>
    <dc:date>2016-12-22T07:28:16.953372204</dc:date>
    <dc:creator>Khoerodin </dc:creator>
    <meta:editing-duration>PT1H38M34S</meta:editing-duration>
    <meta:editing-cycles>15</meta:editing-cycles>
    <meta:generator>LibreOffice/5.2.3.2$Linux_X86_64 LibreOffice_project/20m0$Build-2</meta:generator>
    <meta:document-statistic meta:table-count="1" meta:cell-count="9" meta:object-count="0"/>
  </office:meta>
</office:document-meta>
</file>